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Heading_20_5">
      <style:paragraph-properties fo:margin-left="0cm" fo:margin-right="0cm" fo:text-indent="0cm" style:auto-text-indent="false"/>
    </style:style>
    <style:style style:name="P4" style:family="paragraph" style:parent-style-name="Text_20_body">
      <style:paragraph-properties fo:margin-left="0cm" fo:margin-right="0cm" fo:margin-top="0cm" fo:margin-bottom="0cm" style:contextual-spacing="false" fo:text-indent="0cm" style:auto-text-indent="false"/>
    </style:style>
    <style:style style:name="P5" style:family="paragraph" style:parent-style-name="Text_20_body">
      <style:paragraph-properties fo:margin-top="0cm" fo:margin-bottom="0cm" style:contextual-spacing="false"/>
    </style:style>
    <style:style style:name="P6" style:family="paragraph" style:parent-style-name="Heading_20_2">
      <style:paragraph-properties fo:margin-left="0cm" fo:margin-right="0cm" fo:text-indent="0cm" style:auto-text-indent="fals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list-style-name="L4"/>
    <style:style style:name="P11" style:family="paragraph" style:parent-style-name="Text_20_body" style:list-style-name="L5"/>
    <style:style style:name="P12" style:family="paragraph" style:parent-style-name="Preformatted_20_Text">
      <style:paragraph-properties fo:margin-left="0cm" fo:margin-right="0cm" fo:text-indent="0cm" style:auto-text-indent="false" style:writing-mode="lr-tb"/>
    </style:style>
    <style:style style:name="P13" style:family="paragraph" style:parent-style-name="Preformatted_20_Text">
      <style:paragraph-properties fo:margin-top="0cm" fo:margin-bottom="0.499cm" style:contextual-spacing="false" style:writing-mode="lr-tb"/>
    </style:style>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8"/>
    <style:style style:name="P17" style:family="paragraph" style:parent-style-name="Text_20_body" style:list-style-name="L9"/>
    <style:style style:name="P18" style:family="paragraph" style:parent-style-name="Text_20_body" style:list-style-name="L10"/>
    <style:style style:name="P19" style:family="paragraph" style:parent-style-name="Preformatted_20_Text">
      <style:paragraph-properties style:writing-mode="lr-tb"/>
    </style:style>
    <style:style style:name="P20" style:family="paragraph" style:parent-style-name="Text_20_body" style:list-style-name="L11"/>
    <style:style style:name="P21" style:family="paragraph" style:parent-style-name="Text_20_body" style:list-style-name="L12"/>
    <style:style style:name="P22" style:family="paragraph" style:parent-style-name="Text_20_body" style:list-style-name="L13"/>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7"/>
    <style:style style:name="P27" style:family="paragraph" style:parent-style-name="Text_20_body" style:list-style-name="L18"/>
    <style:style style:name="fr1"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chatgpt.com/c/6961493c-38b8-832b-8ced-b14c79d69d68#main" text:style-name="Internet_20_link" text:visited-style-name="Visited_20_Internet_20_Link">Weiter zum Inhalt</text:a></text:p>
      <text:section text:style-name="Sect1" text:name="stage-slideover-sidebar">
        <text:p text:style-name="P1"/>
      </text:section>
      <text:section text:style-name="Sect1" text:name="sidebar-header">
        <text:p text:style-name="P2"/>
      </text:section>
      <text:section text:style-name="Sect1" text:name="thread">
        <text:h text:style-name="P3" text:outline-level="5">Du:</text:h>
        <text:p text:style-name="P4">tagebau_demo_katalog.json</text:p>
        <text:p text:style-name="P5">Datei</text:p>
        <text:p text:style-name="P5">Kannst Du bitte folgendes in Java programmieren: Ein Kommandozeilenprogramm, dass eine JSON-Datei einliest, die einen Webshop-Katalog enthält. Parse dieses JSON und erstelle aus der gefundenen Struktur genau passende Datenklassen, und zwar so, dass man diese später ebenfalls auf eine SQL Datenbank mappen kann. Erstelle dann einen Parser, der das ursprüngliche JSON-File einliest, und die Daten daraus passend auf Instanzen der generierten Datenklassen überträgt. Beziehungen der Daten untereinander sollen durch Referenzen auf die jeweils zugeordneten Daten abgebildet werden, sodass man am ende einen verlinkten Baum aus Daten mit einer einzigen Wurzel im Speicher hat. Die konkrete JSON-Datei habe ich angehängt. Zuletzt erstelle eine Zip-Datei aus allen Programmdateien, und stelle diwse zum Download bereit. danke schonmal :)</text:p>
      </text:section>
      <text:h text:style-name="Heading_20_6" text:outline-level="6"><draw:frame draw:style-name="fr1" draw:name="Rahmen1" text:anchor-type="char" svg:width="0.041cm" draw:z-index="0"><draw:text-box fo:min-height="0.041cm"><text:h text:style-name="P6" text:outline-level="2">Chatverlauf</text:h></draw:text-box></draw:frame>ChatGPT:</text:h>
      <text:p text:style-name="P2">Hier ist ein vollständiges Java-Kommandozeilenprojekt (Quellcode), das die angehängte JSON-Katalogdatei einliest, in passende Datenklassen (mit JPA-Annotations für spätere SQL-Mappings) parsed und anschließend alle Beziehungen zu einem verlinkten Objektbaum mit genau <text:span text:style-name="Strong_20_Emphasis">einer Wurzel (</text:span><text:span text:style-name="Strong_20_Emphasis"><text:span text:style-name="Source_20_Text">Catalog</text:span></text:span><text:span text:style-name="Strong_20_Emphasis">)</text:span> auflöst. Grundlage ist die von Dir bereitgestellte Datei </text:p>
      <text:p text:style-name="Text_20_body">.</text:p>
      <text:p text:style-name="Text_20_body">Download der ZIP-Datei</text:p>
      <text:h text:style-name="Heading_20_2" text:outline-level="2">Was das Programm macht (kurz)</text:h>
      <text:list text:style-name="L1">
        <text:list-item>
          <text:p text:style-name="P7"><text:span text:style-name="Strong_20_Emphasis">JSON → Datenklassen:</text:span> <text:span text:style-name="Source_20_Text">Catalog</text:span> (Root) enthält <text:span text:style-name="Source_20_Text">categories</text:span> und <text:span text:style-name="Source_20_Text">products</text:span> wie im JSON. </text:p>
        </text:list-item>
      </text:list>
      <text:list text:style-name="L2">
        <text:list-item>
          <text:p text:style-name="P8"><text:span text:style-name="Strong_20_Emphasis">Referenzen verlinken:</text:span> <text:span text:style-name="Source_20_Text">Product.category_id</text:span> wird auf <text:span text:style-name="Source_20_Text">Category</text:span> aufgelöst, und es werden Back-References gesetzt (<text:span text:style-name="Source_20_Text">Category.products</text:span>). </text:p>
        </text:list-item>
      </text:list>
      <text:list text:style-name="L3">
        <text:list-item>
          <text:p text:style-name="P9"><text:span text:style-name="Strong_20_Emphasis">Unterobjekte sauber referenzieren:</text:span> <text:span text:style-name="Source_20_Text">specs</text:span>, <text:span text:style-name="Source_20_Text">pricing</text:span>, <text:span text:style-name="Source_20_Text">inventory</text:span>, <text:span text:style-name="Source_20_Text">shipping</text:span>, <text:span text:style-name="Source_20_Text">media/images</text:span> werden als eigene Entitäten modelliert und an <text:span text:style-name="Source_20_Text">Product</text:span> gebunden. </text:p>
        </text:list-item>
      </text:list>
      <text:list text:style-name="L4">
        <text:list-item>
          <text:p text:style-name="P10"><text:span text:style-name="Strong_20_Emphasis">Validierung:</text:span> prüft u. a., ob jedes Produkt eine gültige Kategorie-Referenz hat.</text:p>
        </text:list-item>
      </text:list>
      <text:h text:style-name="Heading_20_2" text:outline-level="2">Projektstruktur (Auszug)</text:h>
      <text:list text:style-name="L5">
        <text:list-item>
          <text:p text:style-name="P11"><text:span text:style-name="Source_20_Text">de.demo.katalog.CatalogCli</text:span> – CLI-Entry-Point</text:p>
        </text:list-item>
        <text:list-item>
          <text:p text:style-name="P11"><text:span text:style-name="Source_20_Text">de.demo.katalog.parser.CatalogParser</text:span> – Jackson-Parsing</text:p>
        </text:list-item>
        <text:list-item>
          <text:p text:style-name="P11"><text:span text:style-name="Source_20_Text">de.demo.katalog.parser.CatalogLinker</text:span> – Referenzauflösung &amp; Verlinkung</text:p>
        </text:list-item>
        <text:list-item>
          <text:p text:style-name="P11"><text:span text:style-name="Source_20_Text">de.demo.katalog.parser.CatalogValidator</text:span> – Plausibilitätschecks</text:p>
        </text:list-item>
        <text:list-item>
          <text:p text:style-name="P11"><text:span text:style-name="Source_20_Text">de.demo.katalog.model.*</text:span> – Datenklassen/Entities (JPA-annotiert)</text:p>
        </text:list-item>
      </text:list>
      <text:h text:style-name="Heading_20_2" text:outline-level="2"><text:soft-page-break/>Ausführen (bei Dir lokal)</text:h>
      <text:p text:style-name="Text_20_body">Im ZIP ist ein Maven-Projekt enthalten (<text:span text:style-name="Source_20_Text">pom.xml</text:span>). Dann:</text:p>
      <text:p text:style-name="P12"><text:span text:style-name="Source_20_Text">mvn -DskipTests package</text:span></text:p>
      <text:p text:style-name="P13"><text:span text:style-name="Source_20_Text">java -jar target/tagebau-catalog-parser-1.0.0-shaded.jar /pfad/zur/tagebau_demo_katalog.json</text:span></text:p>
      <text:p text:style-name="Text_20_body">Wenn Du möchtest, kann ich als nächsten Schritt auch direkt <text:span text:style-name="Strong_20_Emphasis">DDL-SQL-Vorschläge</text:span> (Tabellen + FK-Struktur) passend zu diesen JPA-Entities ableiten (weiterhin 1:1 zur JSON-Struktur).</text:p>
      <text:h text:style-name="P3" text:outline-level="5">Du:</text:h>
      <text:p text:style-name="Text_20_body">ja bitte, mach das, das interessiert mich sehr</text:p>
      <text:h text:style-name="Heading_20_6" text:outline-level="6">ChatGPT:</text:h>
      <text:p text:style-name="P2">Unten ist ein konsistenter DDL-Vorschlag, der <text:span text:style-name="Strong_20_Emphasis">1:1 zu der JSON-Struktur</text:span> (Root-Felder + <text:span text:style-name="Source_20_Text">categories[]</text:span> + <text:span text:style-name="Source_20_Text">products[]</text:span> inkl. <text:span text:style-name="Source_20_Text">specs/pricing/inventory/shipping/media/images</text:span>) passt. Die Feldnamen orientieren sich an den JSON-Keys wie <text:span text:style-name="Source_20_Text">schema_version</text:span>, <text:span text:style-name="Source_20_Text">generated_at</text:span>, <text:span text:style-name="Source_20_Text">category_id</text:span>, <text:span text:style-name="Source_20_Text">long_description_markdown</text:span>, <text:span text:style-name="Source_20_Text">thumbnail_file</text:span>, <text:span text:style-name="Source_20_Text">generation_prompt</text:span> usw. </text:p>
      <text:p text:style-name="Text_20_body">Ich formuliere das in <text:span text:style-name="Strong_20_Emphasis">PostgreSQL-DDL</text:span> (weitgehend Standard-SQL; für MySQL/MariaDB wären v. a. <text:span text:style-name="Source_20_Text">timestamptz</text:span>/<text:span text:style-name="Source_20_Text">TEXT</text:span>/Identity-Syntax leicht anzupassen).</text:p>
      <text:p text:style-name="Horizontal_20_Line"/>
      <text:h text:style-name="Heading_20_2" text:outline-level="2">Datenmodell (Kurzüberblick)</text:h>
      <text:list text:style-name="L6">
        <text:list-item>
          <text:p text:style-name="P14"><text:span text:style-name="Strong_20_Emphasis">catalogs (Root)</text:span>: enthält <text:span text:style-name="Source_20_Text">schema_version</text:span>, <text:span text:style-name="Source_20_Text">generated_at</text:span>, <text:span text:style-name="Source_20_Text">note</text:span> </text:p>
        </text:list-item>
      </text:list>
      <text:list text:style-name="L7">
        <text:list-item>
          <text:p text:style-name="P15"><text:span text:style-name="Strong_20_Emphasis">categories</text:span>: <text:span text:style-name="Source_20_Text">id</text:span>, <text:span text:style-name="Source_20_Text">name</text:span> und FK auf <text:span text:style-name="Source_20_Text">catalogs</text:span> </text:p>
        </text:list-item>
      </text:list>
      <text:list text:style-name="L8">
        <text:list-item>
          <text:p text:style-name="P16"><text:span text:style-name="Strong_20_Emphasis">products</text:span>: Produktstammdaten, FK auf <text:span text:style-name="Source_20_Text">catalogs</text:span> und auf <text:span text:style-name="Source_20_Text">categories</text:span> via <text:span text:style-name="Source_20_Text">category_id</text:span> </text:p>
        </text:list-item>
      </text:list>
      <text:list text:style-name="L9">
        <text:list-item>
          <text:p text:style-name="P17"><text:span text:style-name="Strong_20_Emphasis">product_specs / pricing / inventory / shipping / product_media</text:span>: jeweils 1:1 zu <text:span text:style-name="Source_20_Text">products</text:span> (PK = <text:span text:style-name="Source_20_Text">product_id</text:span>) </text:p>
        </text:list-item>
      </text:list>
      <text:list text:style-name="L10">
        <text:list-item>
          <text:p text:style-name="P18"><text:span text:style-name="Strong_20_Emphasis">media_images</text:span>: 1:n von <text:span text:style-name="Source_20_Text">product_media</text:span> → <text:span text:style-name="Source_20_Text">images[]</text:span> </text:p>
        </text:list-item>
      </text:list>
      <text:p text:style-name="Horizontal_20_Line"/>
      <text:h text:style-name="Heading_20_2" text:outline-level="2">DDL (PostgreSQL)</text:h>
      <text:p text:style-name="P12"><text:span text:style-name="Source_20_Text">-- Root: Catalog</text:span></text:p>
      <text:p text:style-name="P19"><text:span text:style-name="Source_20_Text">CREATE TABLE catalogs (</text:span></text:p>
      <text:p text:style-name="P19"><text:span text:style-name="Source_20_Text"><text:s text:c="2"/>id <text:s text:c="13"/>BIGINT PRIMARY KEY,</text:span></text:p>
      <text:p text:style-name="P19"><text:span text:style-name="Source_20_Text"><text:s text:c="2"/>schema_version <text:s/>VARCHAR(32) <text:s/>NOT NULL,</text:span></text:p>
      <text:p text:style-name="P19"><text:span text:style-name="Source_20_Text"><text:s text:c="2"/>generated_at <text:s text:c="3"/>TIMESTAMPTZ <text:s/>NOT NULL,</text:span></text:p>
      <text:p text:style-name="P19"><text:span text:style-name="Source_20_Text"><text:s text:c="2"/>note <text:s text:c="11"/>TEXT</text:span></text:p>
      <text:p text:style-name="P19"><text:span text:style-name="Source_20_Text">);</text:span></text:p>
      <text:p text:style-name="P19"/>
      <text:p text:style-name="P19"><text:span text:style-name="Source_20_Text">-- Categories</text:span></text:p>
      <text:p text:style-name="P19"><text:span text:style-name="Source_20_Text">CREATE TABLE categories (</text:span></text:p>
      <text:p text:style-name="P19"><text:span text:style-name="Source_20_Text"><text:s text:c="2"/>id <text:s text:c="8"/>VARCHAR(32) PRIMARY KEY,</text:span></text:p>
      <text:p text:style-name="P19"><text:soft-page-break/><text:span text:style-name="Source_20_Text"><text:s text:c="2"/>name <text:s text:c="6"/>VARCHAR(255) NOT NULL,</text:span></text:p>
      <text:p text:style-name="P19"><text:span text:style-name="Source_20_Text"><text:s text:c="2"/>catalog_id BIGINT NOT NULL,</text:span></text:p>
      <text:p text:style-name="P19"><text:span text:style-name="Source_20_Text"><text:s text:c="2"/>CONSTRAINT fk_categories_catalog</text:span></text:p>
      <text:p text:style-name="P19"><text:span text:style-name="Source_20_Text"><text:s text:c="4"/>FOREIGN KEY (catalog_id) REFERENCES catalogs(id)</text:span></text:p>
      <text:p text:style-name="P19"><text:span text:style-name="Source_20_Text"><text:s text:c="4"/>ON DELETE CASCADE</text:span></text:p>
      <text:p text:style-name="P19"><text:span text:style-name="Source_20_Text">);</text:span></text:p>
      <text:p text:style-name="P19"/>
      <text:p text:style-name="P19"><text:span text:style-name="Source_20_Text">CREATE INDEX idx_categories_catalog_id ON categories(catalog_id);</text:span></text:p>
      <text:p text:style-name="P19"/>
      <text:p text:style-name="P19"><text:span text:style-name="Source_20_Text">-- Products</text:span></text:p>
      <text:p text:style-name="P19"><text:span text:style-name="Source_20_Text">CREATE TABLE products (</text:span></text:p>
      <text:p text:style-name="P19"><text:span text:style-name="Source_20_Text"><text:s text:c="2"/>id <text:s text:c="22"/>VARCHAR(32) PRIMARY KEY,</text:span></text:p>
      <text:p text:style-name="P19"><text:span text:style-name="Source_20_Text"><text:s text:c="2"/>sku <text:s text:c="21"/>VARCHAR(64) <text:s/>NOT NULL,</text:span></text:p>
      <text:p text:style-name="P19"><text:span text:style-name="Source_20_Text"><text:s text:c="2"/>catalog_id <text:s text:c="14"/>BIGINT <text:s text:c="6"/>NOT NULL,</text:span></text:p>
      <text:p text:style-name="P19"><text:span text:style-name="Source_20_Text"><text:s text:c="2"/>category_id <text:s text:c="13"/>VARCHAR(32) <text:s/>NOT NULL,</text:span></text:p>
      <text:p text:style-name="P19"><text:span text:style-name="Source_20_Text"><text:s text:c="2"/>category_name <text:s text:c="11"/>VARCHAR(255) NOT NULL,</text:span></text:p>
      <text:p text:style-name="P19"><text:span text:style-name="Source_20_Text"><text:s text:c="2"/>technical_name <text:s text:c="10"/>VARCHAR(255) NOT NULL,</text:span></text:p>
      <text:p text:style-name="P19"><text:span text:style-name="Source_20_Text"><text:s text:c="2"/>nickname <text:s text:c="16"/>VARCHAR(255) NOT NULL,</text:span></text:p>
      <text:p text:style-name="P19"><text:span text:style-name="Source_20_Text"><text:s text:c="2"/>condition <text:s text:c="15"/>VARCHAR(64) <text:s/>NOT NULL,</text:span></text:p>
      <text:p text:style-name="P19"><text:span text:style-name="Source_20_Text"><text:s text:c="2"/>short_description <text:s text:c="7"/>TEXT,</text:span></text:p>
      <text:p text:style-name="P19"><text:span text:style-name="Source_20_Text"><text:s text:c="2"/>long_description_markdown TEXT,</text:span></text:p>
      <text:p text:style-name="P19"/>
      <text:p text:style-name="P19"><text:span text:style-name="Source_20_Text"><text:s text:c="2"/>CONSTRAINT fk_products_catalog</text:span></text:p>
      <text:p text:style-name="P19"><text:span text:style-name="Source_20_Text"><text:s text:c="4"/>FOREIGN KEY (catalog_id) REFERENCES catalogs(id)</text:span></text:p>
      <text:p text:style-name="P19"><text:span text:style-name="Source_20_Text"><text:s text:c="4"/>ON DELETE CASCADE,</text:span></text:p>
      <text:p text:style-name="P19"/>
      <text:p text:style-name="P19"><text:span text:style-name="Source_20_Text"><text:s text:c="2"/>CONSTRAINT fk_products_category</text:span></text:p>
      <text:p text:style-name="P19"><text:span text:style-name="Source_20_Text"><text:s text:c="4"/>FOREIGN KEY (category_id) REFERENCES categories(id)</text:span></text:p>
      <text:p text:style-name="P19"><text:span text:style-name="Source_20_Text"><text:s text:c="4"/>ON DELETE RESTRICT</text:span></text:p>
      <text:p text:style-name="P19"><text:span text:style-name="Source_20_Text">);</text:span></text:p>
      <text:p text:style-name="P19"/>
      <text:p text:style-name="P19"><text:span text:style-name="Source_20_Text">CREATE INDEX idx_products_catalog_id <text:s/>ON products(catalog_id);</text:span></text:p>
      <text:p text:style-name="P19"><text:span text:style-name="Source_20_Text">CREATE INDEX idx_products_category_id ON products(category_id);</text:span></text:p>
      <text:p text:style-name="P19"/>
      <text:p text:style-name="P19"><text:span text:style-name="Source_20_Text">-- Optional (nur wenn SKU wirklich eindeutig sein soll; im JSON wirkt es so, aber das ist nicht garantiert):</text:span></text:p>
      <text:p text:style-name="P19"><text:span text:style-name="Source_20_Text">-- CREATE UNIQUE INDEX ux_products_sku ON products(sku);</text:span></text:p>
      <text:p text:style-name="P19"/>
      <text:p text:style-name="P19"><text:span text:style-name="Source_20_Text">-- Specs: entspricht products[].specs (heterogene Felder, daher viele NULLable Spalten)</text:span></text:p>
      <text:p text:style-name="P19"><text:span text:style-name="Source_20_Text">CREATE TABLE product_specs (</text:span></text:p>
      <text:p text:style-name="P19"><text:span text:style-name="Source_20_Text"><text:s text:c="2"/>product_id <text:s text:c="10"/>VARCHAR(32) PRIMARY KEY,</text:span></text:p>
      <text:p text:style-name="P19"><text:span text:style-name="Source_20_Text"><text:s text:c="2"/>machine_type <text:s text:c="8"/>VARCHAR(128),</text:span></text:p>
      <text:p text:style-name="P19"><text:span text:style-name="Source_20_Text"><text:s text:c="2"/>operating_weight_t <text:s text:c="2"/>DOUBLE PRECISION,</text:span></text:p>
      <text:p text:style-name="P19"><text:span text:style-name="Source_20_Text"><text:s text:c="2"/>bucket_capacity_m3 <text:s text:c="2"/>DOUBLE PRECISION,</text:span></text:p>
      <text:p text:style-name="P19"><text:span text:style-name="Source_20_Text"><text:s text:c="2"/>engine_power_kw <text:s text:c="5"/>INTEGER,</text:span></text:p>
      <text:p text:style-name="P19"><text:span text:style-name="Source_20_Text"><text:s text:c="2"/>hours_used <text:s text:c="10"/>INTEGER,</text:span></text:p>
      <text:p text:style-name="P19"><text:span text:style-name="Source_20_Text"><text:s text:c="2"/>boom_length_m <text:s text:c="7"/>DOUBLE PRECISION,</text:span></text:p>
      <text:p text:style-name="P19"><text:span text:style-name="Source_20_Text"><text:s text:c="2"/>payload_t <text:s text:c="11"/>DOUBLE PRECISION,</text:span></text:p>
      <text:p text:style-name="P19"><text:span text:style-name="Source_20_Text"><text:s text:c="2"/>tire_size <text:s text:c="11"/>VARCHAR(64),</text:span></text:p>
      <text:p text:style-name="P19"><text:span text:style-name="Source_20_Text"><text:s text:c="2"/>throughput_tph <text:s text:c="6"/>DOUBLE PRECISION,</text:span></text:p>
      <text:p text:style-name="P19"><text:span text:style-name="Source_20_Text"><text:s text:c="2"/>belt_width_mm <text:s text:c="7"/>INTEGER,</text:span></text:p>
      <text:p text:style-name="P19"><text:span text:style-name="Source_20_Text"><text:s text:c="2"/>wheel_diameter_m <text:s text:c="4"/>DOUBLE PRECISION,</text:span></text:p>
      <text:p text:style-name="P19"><text:span text:style-name="Source_20_Text"><text:s text:c="2"/>bucket_count <text:s text:c="8"/>INTEGER,</text:span></text:p>
      <text:p text:style-name="P19"><text:span text:style-name="Source_20_Text"><text:s text:c="2"/>blade_capacity_m3 <text:s text:c="3"/>DOUBLE PRECISION,</text:span></text:p>
      <text:p text:style-name="P19"><text:span text:style-name="Source_20_Text"><text:s text:c="2"/>hole_diameter_mm <text:s text:c="4"/>INTEGER,</text:span></text:p>
      <text:p text:style-name="P19"><text:span text:style-name="Source_20_Text"><text:s text:c="2"/>max_hole_depth_m <text:s text:c="4"/>DOUBLE PRECISION,</text:span></text:p>
      <text:p text:style-name="P19"/>
      <text:p text:style-name="P19"><text:span text:style-name="Source_20_Text"><text:s text:c="2"/>CONSTRAINT fk_product_specs_product</text:span></text:p>
      <text:p text:style-name="P19"><text:span text:style-name="Source_20_Text"><text:s text:c="4"/>FOREIGN KEY (product_id) REFERENCES products(id)</text:span></text:p>
      <text:p text:style-name="P19"><text:span text:style-name="Source_20_Text"><text:s text:c="4"/>ON DELETE CASCADE</text:span></text:p>
      <text:p text:style-name="P19"><text:span text:style-name="Source_20_Text">);</text:span></text:p>
      <text:p text:style-name="P19"/>
      <text:p text:style-name="P19"><text:span text:style-name="Source_20_Text">-- Pricing: products[].pricing</text:span></text:p>
      <text:p text:style-name="P19"><text:soft-page-break/><text:span text:style-name="Source_20_Text">CREATE TABLE pricing (</text:span></text:p>
      <text:p text:style-name="P19"><text:span text:style-name="Source_20_Text"><text:s text:c="2"/>product_id <text:s text:c="21"/>VARCHAR(32) PRIMARY KEY,</text:span></text:p>
      <text:p text:style-name="P19"><text:span text:style-name="Source_20_Text"><text:s text:c="2"/>currency <text:s text:c="23"/>CHAR(3) NOT NULL,</text:span></text:p>
      <text:p text:style-name="P19"><text:span text:style-name="Source_20_Text"><text:s text:c="2"/>price_exorbitant <text:s text:c="15"/>BIGINT <text:s/>NOT NULL,</text:span></text:p>
      <text:p text:style-name="P19"><text:span text:style-name="Source_20_Text"><text:s text:c="2"/>list_price_even_more_exorbitant BIGINT <text:s/>NOT NULL,</text:span></text:p>
      <text:p text:style-name="P19"><text:span text:style-name="Source_20_Text"><text:s text:c="2"/>vat_note <text:s text:c="23"/>VARCHAR(255),</text:span></text:p>
      <text:p text:style-name="P19"/>
      <text:p text:style-name="P19"><text:span text:style-name="Source_20_Text"><text:s text:c="2"/>CONSTRAINT fk_pricing_product</text:span></text:p>
      <text:p text:style-name="P19"><text:span text:style-name="Source_20_Text"><text:s text:c="4"/>FOREIGN KEY (product_id) REFERENCES products(id)</text:span></text:p>
      <text:p text:style-name="P19"><text:span text:style-name="Source_20_Text"><text:s text:c="4"/>ON DELETE CASCADE</text:span></text:p>
      <text:p text:style-name="P19"><text:span text:style-name="Source_20_Text">);</text:span></text:p>
      <text:p text:style-name="P19"/>
      <text:p text:style-name="P19"><text:span text:style-name="Source_20_Text">-- Inventory: products[].inventory</text:span></text:p>
      <text:p text:style-name="P19"><text:span text:style-name="Source_20_Text">CREATE TABLE inventory (</text:span></text:p>
      <text:p text:style-name="P19"><text:span text:style-name="Source_20_Text"><text:s text:c="2"/>product_id <text:s text:c="2"/>VARCHAR(32) PRIMARY KEY,</text:span></text:p>
      <text:p text:style-name="P19"><text:span text:style-name="Source_20_Text"><text:s text:c="2"/>stock_qty <text:s text:c="3"/>INTEGER NOT NULL,</text:span></text:p>
      <text:p text:style-name="P19"><text:span text:style-name="Source_20_Text"><text:s text:c="2"/>availability VARCHAR(64) NOT NULL,</text:span></text:p>
      <text:p text:style-name="P19"/>
      <text:p text:style-name="P19"><text:span text:style-name="Source_20_Text"><text:s text:c="2"/>CONSTRAINT fk_inventory_product</text:span></text:p>
      <text:p text:style-name="P19"><text:span text:style-name="Source_20_Text"><text:s text:c="4"/>FOREIGN KEY (product_id) REFERENCES products(id)</text:span></text:p>
      <text:p text:style-name="P19"><text:span text:style-name="Source_20_Text"><text:s text:c="4"/>ON DELETE CASCADE</text:span></text:p>
      <text:p text:style-name="P19"><text:span text:style-name="Source_20_Text">);</text:span></text:p>
      <text:p text:style-name="P19"/>
      <text:p text:style-name="P19"><text:span text:style-name="Source_20_Text">-- Shipping: products[].shipping</text:span></text:p>
      <text:p text:style-name="P19"><text:span text:style-name="Source_20_Text">CREATE TABLE shipping (</text:span></text:p>
      <text:p text:style-name="P19"><text:span text:style-name="Source_20_Text"><text:s text:c="2"/>product_id <text:s text:c="11"/>VARCHAR(32) PRIMARY KEY,</text:span></text:p>
      <text:p text:style-name="P19"><text:span text:style-name="Source_20_Text"><text:s text:c="2"/>shipping_cost_eur <text:s text:c="4"/>INTEGER NOT NULL,</text:span></text:p>
      <text:p text:style-name="P19"><text:span text:style-name="Source_20_Text"><text:s text:c="2"/>lead_time_days <text:s text:c="7"/>INTEGER NOT NULL,</text:span></text:p>
      <text:p text:style-name="P19"><text:span text:style-name="Source_20_Text"><text:s text:c="2"/>incoterms_suggestion <text:s/>VARCHAR(32),</text:span></text:p>
      <text:p text:style-name="P19"><text:span text:style-name="Source_20_Text"><text:s text:c="2"/>notes <text:s text:c="16"/>TEXT,</text:span></text:p>
      <text:p text:style-name="P19"/>
      <text:p text:style-name="P19"><text:span text:style-name="Source_20_Text"><text:s text:c="2"/>CONSTRAINT fk_shipping_product</text:span></text:p>
      <text:p text:style-name="P19"><text:span text:style-name="Source_20_Text"><text:s text:c="4"/>FOREIGN KEY (product_id) REFERENCES products(id)</text:span></text:p>
      <text:p text:style-name="P19"><text:span text:style-name="Source_20_Text"><text:s text:c="4"/>ON DELETE CASCADE</text:span></text:p>
      <text:p text:style-name="P19"><text:span text:style-name="Source_20_Text">);</text:span></text:p>
      <text:p text:style-name="P19"/>
      <text:p text:style-name="P19"><text:span text:style-name="Source_20_Text">-- Product media wrapper: products[].media</text:span></text:p>
      <text:p text:style-name="P19"><text:span text:style-name="Source_20_Text">CREATE TABLE product_media (</text:span></text:p>
      <text:p text:style-name="P19"><text:span text:style-name="Source_20_Text"><text:s text:c="2"/>product_id VARCHAR(32) PRIMARY KEY,</text:span></text:p>
      <text:p text:style-name="P19"/>
      <text:p text:style-name="P19"><text:span text:style-name="Source_20_Text"><text:s text:c="2"/>CONSTRAINT fk_product_media_product</text:span></text:p>
      <text:p text:style-name="P19"><text:span text:style-name="Source_20_Text"><text:s text:c="4"/>FOREIGN KEY (product_id) REFERENCES products(id)</text:span></text:p>
      <text:p text:style-name="P19"><text:span text:style-name="Source_20_Text"><text:s text:c="4"/>ON DELETE CASCADE</text:span></text:p>
      <text:p text:style-name="P19"><text:span text:style-name="Source_20_Text">);</text:span></text:p>
      <text:p text:style-name="P19"/>
      <text:p text:style-name="P19"><text:span text:style-name="Source_20_Text">-- Media images: products[].media.images[]</text:span></text:p>
      <text:p text:style-name="P19"><text:span text:style-name="Source_20_Text">CREATE TABLE media_images (</text:span></text:p>
      <text:p text:style-name="P19"><text:span text:style-name="Source_20_Text"><text:s text:c="2"/>id <text:s text:c="14"/>BIGSERIAL PRIMARY KEY,</text:span></text:p>
      <text:p text:style-name="P19"><text:span text:style-name="Source_20_Text"><text:s text:c="2"/>media_id <text:s text:c="8"/>VARCHAR(32) NOT NULL, -- verweist auf product_media.product_id</text:span></text:p>
      <text:p text:style-name="P19"><text:span text:style-name="Source_20_Text"><text:s text:c="2"/>role <text:s text:c="12"/>VARCHAR(32) <text:s/>NOT NULL,</text:span></text:p>
      <text:p text:style-name="P19"><text:span text:style-name="Source_20_Text"><text:s text:c="2"/>label <text:s text:c="11"/>VARCHAR(255) NOT NULL,</text:span></text:p>
      <text:p text:style-name="P19"><text:span text:style-name="Source_20_Text"><text:s text:c="2"/>file <text:s text:c="12"/>VARCHAR(512) NOT NULL,</text:span></text:p>
      <text:p text:style-name="P19"><text:span text:style-name="Source_20_Text"><text:s text:c="2"/>thumbnail_file <text:s text:c="2"/>VARCHAR(512) NOT NULL,</text:span></text:p>
      <text:p text:style-name="P19"><text:span text:style-name="Source_20_Text"><text:s text:c="2"/>generation_prompt TEXT,</text:span></text:p>
      <text:p text:style-name="P19"/>
      <text:p text:style-name="P19"><text:span text:style-name="Source_20_Text"><text:s text:c="2"/>CONSTRAINT fk_media_images_media</text:span></text:p>
      <text:p text:style-name="P19"><text:span text:style-name="Source_20_Text"><text:s text:c="4"/>FOREIGN KEY (media_id) REFERENCES product_media(product_id)</text:span></text:p>
      <text:p text:style-name="P19"><text:span text:style-name="Source_20_Text"><text:s text:c="4"/>ON DELETE CASCADE</text:span></text:p>
      <text:p text:style-name="P19"><text:span text:style-name="Source_20_Text">);</text:span></text:p>
      <text:p text:style-name="P19"/>
      <text:p text:style-name="P13"><text:span text:style-name="Source_20_Text">CREATE INDEX idx_media_images_media_id ON media_images(media_id);</text:span></text:p>
      <text:p text:style-name="Horizontal_20_Line"/>
      <text:h text:style-name="Heading_20_2" text:outline-level="2"><text:soft-page-break/>Hinweise zur Datenqualität / Normalisierung (ohne Annahmen)</text:h>
      <text:list text:style-name="L11">
        <text:list-item>
          <text:p text:style-name="P20"><text:span text:style-name="Source_20_Text">products.category_id</text:span> ist im JSON eine ID, die zu <text:span text:style-name="Source_20_Text">categories[].id</text:span> passt; die FK-Constraint oben erzwingt genau das. </text:p>
        </text:list-item>
      </text:list>
      <text:list text:style-name="L12">
        <text:list-item>
          <text:p text:style-name="P21"><text:span text:style-name="Source_20_Text">products.category_name</text:span> ist im JSON zusätzlich vorhanden (Redundanz gegenüber <text:span text:style-name="Source_20_Text">categories.name</text:span>). Ob Du es in der DB behalten willst, ist eine Designentscheidung; im DDL ist es enthalten, weil es im JSON vorhanden ist. </text:p>
        </text:list-item>
      </text:list>
      <text:list text:style-name="L13">
        <text:list-item>
          <text:p text:style-name="P22"><text:span text:style-name="Source_20_Text">specs</text:span> ist <text:span text:style-name="Strong_20_Emphasis">schema-variabel</text:span> (je nach <text:span text:style-name="Source_20_Text">machine_type</text:span> tauchen andere Felder auf). Deshalb ist das relationale Mapping in <text:span text:style-name="Source_20_Text">product_specs</text:span> bewusst “wide &amp; nullable” gehalten; das entspricht den im JSON beobachtbaren Spec-Keys. </text:p>
        </text:list-item>
      </text:list>
      <text:p text:style-name="Text_20_body">Wenn Du willst, kann ich Dir als Alternative auch ein stärker normalisiertes Modell skizzieren (z. B. <text:span text:style-name="Source_20_Text">product_spec_kv(product_id, key, num_value, text_value)</text:span>), das neue Spec-Felder ohne Schemaänderung aufnehmen kann—würde aber nicht mehr exakt den aktuellen Java-Entities entsprechen.</text:p>
      <text:h text:style-name="P3" text:outline-level="5">Du:</text:h>
      <text:p text:style-name="Text_20_body">ja bitte, ich möchte auch die stärker normalisierte Variante sehen.</text:p>
      <text:h text:style-name="Heading_20_6" text:outline-level="6">ChatGPT:</text:h>
      <text:p text:style-name="P2">Unten ist eine <text:span text:style-name="Strong_20_Emphasis">stärker normalisierte</text:span> Variante, die das variabel strukturierte <text:span text:style-name="Source_20_Text">specs</text:span>-Objekt nicht als „wide table“ abbildet, sondern als <text:span text:style-name="Strong_20_Emphasis">Key-Value-Tabelle</text:span> (mit optionaler Definitionstabelle für Metadaten/Datentypen). Das ist passend, weil <text:span text:style-name="Source_20_Text">specs</text:span> je nach <text:span text:style-name="Source_20_Text">machine_type</text:span> unterschiedliche Keys enthält (z. B. <text:span text:style-name="Source_20_Text">boom_length_m</text:span> bei Draglines vs. <text:span text:style-name="Source_20_Text">wheel_diameter_m/bucket_count/throughput_tph</text:span> bei Schaufelradbaggern vs. <text:span text:style-name="Source_20_Text">hole_diameter_mm/max_hole_depth_m</text:span> bei Bohrgeräten). </text:p>
      <text:p text:style-name="Text_20_body">Ich lasse alle stabilen Teile (Catalog/Categories/Products/Pricing/Inventory/Shipping/Media/Images) wie zuvor und ersetze nur <text:span text:style-name="Source_20_Text">product_specs</text:span> durch ein normalisiertes Schema.</text:p>
      <text:p text:style-name="Horizontal_20_Line"/>
      <text:h text:style-name="Heading_20_2" text:outline-level="2">Option A: Key-Value ohne Metadaten (am einfachsten)</text:h>
      <text:h text:style-name="Heading_20_3" text:outline-level="3">DDL (PostgreSQL)</text:h>
      <text:p text:style-name="P12"><text:span text:style-name="Source_20_Text">-- wie zuvor: catalogs, categories, products, pricing, inventory, shipping, product_media, media_images</text:span></text:p>
      <text:p text:style-name="P19"><text:span text:style-name="Source_20_Text">-- (unverändert; products.category_id referenziert categories.id) :contentReference[oaicite:3]{index=3}</text:span></text:p>
      <text:p text:style-name="P19"/>
      <text:p text:style-name="P19"><text:span text:style-name="Source_20_Text">-- NEU: normalisierte Specs als Key-Value</text:span></text:p>
      <text:p text:style-name="P19"><text:span text:style-name="Source_20_Text">CREATE TABLE product_spec_kv (</text:span></text:p>
      <text:p text:style-name="P19"><text:span text:style-name="Source_20_Text"><text:s text:c="2"/>product_id <text:s/>VARCHAR(32) NOT NULL,</text:span></text:p>
      <text:p text:style-name="P19"><text:span text:style-name="Source_20_Text"><text:s text:c="2"/>spec_key <text:s text:c="3"/>VARCHAR(128) NOT NULL,</text:span></text:p>
      <text:p text:style-name="P19"/>
      <text:p text:style-name="P19"><text:span text:style-name="Source_20_Text"><text:s text:c="2"/>-- Genau ein Wert-Feld sollte belegt sein:</text:span></text:p>
      <text:p text:style-name="P19"><text:span text:style-name="Source_20_Text"><text:s text:c="2"/>value_text <text:s/>TEXT,</text:span></text:p>
      <text:p text:style-name="P19"><text:span text:style-name="Source_20_Text"><text:s text:c="2"/>value_num <text:s text:c="2"/>DOUBLE PRECISION,</text:span></text:p>
      <text:p text:style-name="P19"><text:soft-page-break/><text:span text:style-name="Source_20_Text"><text:s text:c="2"/>value_int <text:s text:c="2"/>BIGINT,</text:span></text:p>
      <text:p text:style-name="P19"><text:span text:style-name="Source_20_Text"><text:s text:c="2"/>value_bool <text:s/>BOOLEAN,</text:span></text:p>
      <text:p text:style-name="P19"/>
      <text:p text:style-name="P19"><text:span text:style-name="Source_20_Text"><text:s text:c="2"/>unit <text:s text:c="7"/>VARCHAR(32), <text:s text:c="4"/>-- optional, z.B. "m", "t", "kW"</text:span></text:p>
      <text:p text:style-name="P19"><text:span text:style-name="Source_20_Text"><text:s text:c="2"/>source <text:s text:c="5"/>VARCHAR(32), <text:s text:c="4"/>-- optional, z.B. "json"</text:span></text:p>
      <text:p text:style-name="P19"><text:span text:style-name="Source_20_Text"><text:s text:c="2"/>PRIMARY KEY (product_id, spec_key),</text:span></text:p>
      <text:p text:style-name="P19"/>
      <text:p text:style-name="P19"><text:span text:style-name="Source_20_Text"><text:s text:c="2"/>CONSTRAINT fk_product_spec_kv_product</text:span></text:p>
      <text:p text:style-name="P19"><text:span text:style-name="Source_20_Text"><text:s text:c="4"/>FOREIGN KEY (product_id) REFERENCES products(id)</text:span></text:p>
      <text:p text:style-name="P19"><text:span text:style-name="Source_20_Text"><text:s text:c="4"/>ON DELETE CASCADE,</text:span></text:p>
      <text:p text:style-name="P19"/>
      <text:p text:style-name="P19"><text:span text:style-name="Source_20_Text"><text:s text:c="2"/>CONSTRAINT ck_one_value</text:span></text:p>
      <text:p text:style-name="P19"><text:span text:style-name="Source_20_Text"><text:s text:c="4"/>CHECK (</text:span></text:p>
      <text:p text:style-name="P19"><text:span text:style-name="Source_20_Text"><text:s text:c="6"/>(CASE WHEN value_text IS NOT NULL THEN 1 ELSE 0 END) +</text:span></text:p>
      <text:p text:style-name="P19"><text:span text:style-name="Source_20_Text"><text:s text:c="6"/>(CASE WHEN value_num <text:s/>IS NOT NULL THEN 1 ELSE 0 END) +</text:span></text:p>
      <text:p text:style-name="P19"><text:span text:style-name="Source_20_Text"><text:s text:c="6"/>(CASE WHEN value_int <text:s/>IS NOT NULL THEN 1 ELSE 0 END) +</text:span></text:p>
      <text:p text:style-name="P19"><text:span text:style-name="Source_20_Text"><text:s text:c="6"/>(CASE WHEN value_bool IS NOT NULL THEN 1 ELSE 0 END)</text:span></text:p>
      <text:p text:style-name="P19"><text:span text:style-name="Source_20_Text"><text:s text:c="6"/>= 1</text:span></text:p>
      <text:p text:style-name="P19"><text:span text:style-name="Source_20_Text"><text:s text:c="4"/>)</text:span></text:p>
      <text:p text:style-name="P19"><text:span text:style-name="Source_20_Text">);</text:span></text:p>
      <text:p text:style-name="P19"/>
      <text:p text:style-name="P13"><text:span text:style-name="Source_20_Text">CREATE INDEX idx_product_spec_kv_key ON product_spec_kv(spec_key);</text:span></text:p>
      <text:h text:style-name="Heading_20_3" text:outline-level="3">Wie das JSON darauf gemappt wird</text:h>
      <text:p text:style-name="Text_20_body">Für jedes <text:span text:style-name="Source_20_Text">products[].specs</text:span>-Feld erzeugst Du eine Zeile:</text:p>
      <text:list text:style-name="L14">
        <text:list-item>
          <text:p text:style-name="P23"><text:span text:style-name="Source_20_Text">spec_key = "machine_type"</text:span>, <text:span text:style-name="Source_20_Text">value_text = "Dragline Excavator"</text:span> </text:p>
        </text:list-item>
      </text:list>
      <text:list text:style-name="L15">
        <text:list-item>
          <text:p text:style-name="P24"><text:span text:style-name="Source_20_Text">spec_key = "boom_length_m"</text:span>, <text:span text:style-name="Source_20_Text">value_num = 113.4</text:span>, <text:span text:style-name="Source_20_Text">unit="m"</text:span> </text:p>
        </text:list-item>
      </text:list>
      <text:list text:style-name="L16">
        <text:list-item>
          <text:p text:style-name="P25"><text:span text:style-name="Source_20_Text">spec_key = "bucket_count"</text:span>, <text:span text:style-name="Source_20_Text">value_int = 19</text:span> </text:p>
        </text:list-item>
      </text:list>
      <text:list text:style-name="L17">
        <text:list-item>
          <text:p text:style-name="P26"><text:span text:style-name="Source_20_Text">spec_key = "hole_diameter_mm"</text:span>, <text:span text:style-name="Source_20_Text">value_int = 170</text:span>, <text:span text:style-name="Source_20_Text">unit="mm"</text:span> </text:p>
        </text:list-item>
      </text:list>
      <text:p text:style-name="Horizontal_20_Line"/>
      <text:h text:style-name="Heading_20_2" text:outline-level="2">Option B: Key-Value + Spec-Definitionen (besser für Validierung/BI)</text:h>
      <text:p text:style-name="Text_20_body">Hier definierst Du einmalig, welche Keys es gibt, wie sie heißen, welcher Datentyp erwartet wird, ggf. Einheit usw. Das ist hilfreich, weil <text:span text:style-name="Source_20_Text">specs</text:span> semantisch wiederkehrende Keys nutzt (<text:span text:style-name="Source_20_Text">hours_used</text:span>, <text:span text:style-name="Source_20_Text">engine_power_kw</text:span>, …), aber nicht jeder Produkttyp alle Keys hat. </text:p>
      <text:h text:style-name="Heading_20_3" text:outline-level="3">DDL (PostgreSQL)</text:h>
      <text:p text:style-name="P12"><text:span text:style-name="Source_20_Text">-- Optional: Katalogweite Definition von Spec-Keys</text:span></text:p>
      <text:p text:style-name="P19"><text:span text:style-name="Source_20_Text">CREATE TABLE spec_definitions (</text:span></text:p>
      <text:p text:style-name="P19"><text:span text:style-name="Source_20_Text"><text:s text:c="2"/>spec_key <text:s text:c="6"/>VARCHAR(128) PRIMARY KEY,</text:span></text:p>
      <text:p text:style-name="P19"><text:span text:style-name="Source_20_Text"><text:s text:c="2"/>display_name <text:s text:c="2"/>VARCHAR(255) NOT NULL,</text:span></text:p>
      <text:p text:style-name="P19"><text:span text:style-name="Source_20_Text"><text:s text:c="2"/>value_type <text:s text:c="4"/>VARCHAR(16) <text:s/>NOT NULL, <text:s/>-- 'TEXT'|'NUM'|'INT'|'BOOL'</text:span></text:p>
      <text:p text:style-name="P19"><text:span text:style-name="Source_20_Text"><text:s text:c="2"/>default_unit <text:s text:c="2"/>VARCHAR(32),</text:span></text:p>
      <text:p text:style-name="P19"><text:span text:style-name="Source_20_Text"><text:s text:c="2"/>description <text:s text:c="3"/>TEXT</text:span></text:p>
      <text:p text:style-name="P19"><text:span text:style-name="Source_20_Text">);</text:span></text:p>
      <text:p text:style-name="P19"/>
      <text:p text:style-name="P19"><text:span text:style-name="Source_20_Text">-- Optional: Welche Spec-Keys sind für welchen machine_type üblich/erlaubt?</text:span></text:p>
      <text:p text:style-name="P19"><text:span text:style-name="Source_20_Text">CREATE TABLE spec_machine_type_allowed (</text:span></text:p>
      <text:p text:style-name="P19"><text:span text:style-name="Source_20_Text"><text:s text:c="2"/>machine_type <text:s text:c="2"/>VARCHAR(128) NOT NULL,</text:span></text:p>
      <text:p text:style-name="P19"><text:span text:style-name="Source_20_Text"><text:s text:c="2"/>spec_key <text:s text:c="6"/>VARCHAR(128) NOT NULL,</text:span></text:p>
      <text:p text:style-name="P19"><text:soft-page-break/><text:span text:style-name="Source_20_Text"><text:s text:c="2"/>PRIMARY KEY (machine_type, spec_key),</text:span></text:p>
      <text:p text:style-name="P19"><text:span text:style-name="Source_20_Text"><text:s text:c="2"/>FOREIGN KEY (spec_key) REFERENCES spec_definitions(spec_key)</text:span></text:p>
      <text:p text:style-name="P19"><text:span text:style-name="Source_20_Text">);</text:span></text:p>
      <text:p text:style-name="P19"/>
      <text:p text:style-name="P19"><text:span text:style-name="Source_20_Text">-- Werte (wie Option A), aber mit FK auf spec_definitions</text:span></text:p>
      <text:p text:style-name="P19"><text:span text:style-name="Source_20_Text">CREATE TABLE product_spec_kv (</text:span></text:p>
      <text:p text:style-name="P19"><text:span text:style-name="Source_20_Text"><text:s text:c="2"/>product_id <text:s/>VARCHAR(32) NOT NULL,</text:span></text:p>
      <text:p text:style-name="P19"><text:span text:style-name="Source_20_Text"><text:s text:c="2"/>spec_key <text:s text:c="3"/>VARCHAR(128) NOT NULL,</text:span></text:p>
      <text:p text:style-name="P19"/>
      <text:p text:style-name="P19"><text:span text:style-name="Source_20_Text"><text:s text:c="2"/>value_text <text:s/>TEXT,</text:span></text:p>
      <text:p text:style-name="P19"><text:span text:style-name="Source_20_Text"><text:s text:c="2"/>value_num <text:s text:c="2"/>DOUBLE PRECISION,</text:span></text:p>
      <text:p text:style-name="P19"><text:span text:style-name="Source_20_Text"><text:s text:c="2"/>value_int <text:s text:c="2"/>BIGINT,</text:span></text:p>
      <text:p text:style-name="P19"><text:span text:style-name="Source_20_Text"><text:s text:c="2"/>value_bool <text:s/>BOOLEAN,</text:span></text:p>
      <text:p text:style-name="P19"/>
      <text:p text:style-name="P19"><text:span text:style-name="Source_20_Text"><text:s text:c="2"/>unit <text:s text:c="7"/>VARCHAR(32),</text:span></text:p>
      <text:p text:style-name="P19"><text:span text:style-name="Source_20_Text"><text:s text:c="2"/>PRIMARY KEY (product_id, spec_key),</text:span></text:p>
      <text:p text:style-name="P19"/>
      <text:p text:style-name="P19"><text:span text:style-name="Source_20_Text"><text:s text:c="2"/>CONSTRAINT fk_product_spec_kv_product</text:span></text:p>
      <text:p text:style-name="P19"><text:span text:style-name="Source_20_Text"><text:s text:c="4"/>FOREIGN KEY (product_id) REFERENCES products(id)</text:span></text:p>
      <text:p text:style-name="P19"><text:span text:style-name="Source_20_Text"><text:s text:c="4"/>ON DELETE CASCADE,</text:span></text:p>
      <text:p text:style-name="P19"/>
      <text:p text:style-name="P19"><text:span text:style-name="Source_20_Text"><text:s text:c="2"/>CONSTRAINT fk_product_spec_kv_def</text:span></text:p>
      <text:p text:style-name="P19"><text:span text:style-name="Source_20_Text"><text:s text:c="4"/>FOREIGN KEY (spec_key) REFERENCES spec_definitions(spec_key)</text:span></text:p>
      <text:p text:style-name="P19"><text:span text:style-name="Source_20_Text"><text:s text:c="4"/>ON DELETE RESTRICT,</text:span></text:p>
      <text:p text:style-name="P19"/>
      <text:p text:style-name="P19"><text:span text:style-name="Source_20_Text"><text:s text:c="2"/>CONSTRAINT ck_one_value</text:span></text:p>
      <text:p text:style-name="P19"><text:span text:style-name="Source_20_Text"><text:s text:c="4"/>CHECK (</text:span></text:p>
      <text:p text:style-name="P19"><text:span text:style-name="Source_20_Text"><text:s text:c="6"/>(CASE WHEN value_text IS NOT NULL THEN 1 ELSE 0 END) +</text:span></text:p>
      <text:p text:style-name="P19"><text:span text:style-name="Source_20_Text"><text:s text:c="6"/>(CASE WHEN value_num <text:s/>IS NOT NULL THEN 1 ELSE 0 END) +</text:span></text:p>
      <text:p text:style-name="P19"><text:span text:style-name="Source_20_Text"><text:s text:c="6"/>(CASE WHEN value_int <text:s/>IS NOT NULL THEN 1 ELSE 0 END) +</text:span></text:p>
      <text:p text:style-name="P19"><text:span text:style-name="Source_20_Text"><text:s text:c="6"/>(CASE WHEN value_bool IS NOT NULL THEN 1 ELSE 0 END)</text:span></text:p>
      <text:p text:style-name="P19"><text:span text:style-name="Source_20_Text"><text:s text:c="6"/>= 1</text:span></text:p>
      <text:p text:style-name="P19"><text:span text:style-name="Source_20_Text"><text:s text:c="4"/>)</text:span></text:p>
      <text:p text:style-name="P19"><text:span text:style-name="Source_20_Text">);</text:span></text:p>
      <text:p text:style-name="P19"/>
      <text:p text:style-name="P13"><text:span text:style-name="Source_20_Text">CREATE INDEX idx_product_spec_kv_key ON product_spec_kv(spec_key);</text:span></text:p>
      <text:h text:style-name="Heading_20_3" text:outline-level="3">Beispiel-Seed für <text:span text:style-name="Source_20_Text">spec_definitions</text:span> (aus den im JSON vorkommenden Keys)</text:h>
      <text:p text:style-name="Text_20_body">Die folgenden Keys sind im JSON belegt (Auszug) und eignen sich als Start. </text:p>
      <text:p text:style-name="P12"><text:span text:style-name="Source_20_Text">INSERT INTO spec_definitions(spec_key, display_name, value_type, default_unit)</text:span></text:p>
      <text:p text:style-name="P19"><text:span text:style-name="Source_20_Text">VALUES</text:span></text:p>
      <text:p text:style-name="P19"><text:span text:style-name="Source_20_Text">('machine_type', <text:s text:c="6"/>'Machine Type', <text:s text:c="6"/>'TEXT', NULL),</text:span></text:p>
      <text:p text:style-name="P19"><text:span text:style-name="Source_20_Text">('hours_used', <text:s text:c="8"/>'Hours Used', <text:s text:c="8"/>'INT', <text:s/>'h'),</text:span></text:p>
      <text:p text:style-name="P19"><text:span text:style-name="Source_20_Text">('engine_power_kw', <text:s text:c="3"/>'Engine Power', <text:s text:c="6"/>'INT', <text:s/>'kW'),</text:span></text:p>
      <text:p text:style-name="P19"><text:span text:style-name="Source_20_Text">('operating_weight_t', 'Operating Weight', <text:s text:c="2"/>'NUM', <text:s/>'t'),</text:span></text:p>
      <text:p text:style-name="P19"><text:span text:style-name="Source_20_Text">('bucket_capacity_m3', 'Bucket Capacity', <text:s text:c="3"/>'NUM', <text:s/>'m3'),</text:span></text:p>
      <text:p text:style-name="P19"><text:span text:style-name="Source_20_Text">('boom_length_m', <text:s text:c="5"/>'Boom Length', <text:s text:c="7"/>'NUM', <text:s/>'m'),</text:span></text:p>
      <text:p text:style-name="P19"><text:span text:style-name="Source_20_Text">('wheel_diameter_m', <text:s text:c="2"/>'Wheel Diameter', <text:s text:c="4"/>'NUM', <text:s/>'m'),</text:span></text:p>
      <text:p text:style-name="P19"><text:span text:style-name="Source_20_Text">('bucket_count', <text:s text:c="6"/>'Bucket Count', <text:s text:c="6"/>'INT', <text:s/>NULL),</text:span></text:p>
      <text:p text:style-name="P19"><text:span text:style-name="Source_20_Text">('throughput_tph', <text:s text:c="4"/>'Throughput', <text:s text:c="8"/>'NUM', <text:s/>'tph'),</text:span></text:p>
      <text:p text:style-name="P19"><text:span text:style-name="Source_20_Text">('hole_diameter_mm', <text:s text:c="2"/>'Hole Diameter', <text:s text:c="5"/>'INT', <text:s/>'mm'),</text:span></text:p>
      <text:p text:style-name="P13"><text:span text:style-name="Source_20_Text">('max_hole_depth_m', <text:s text:c="2"/>'Max Hole Depth', <text:s text:c="4"/>'NUM', <text:s/>'m');</text:span></text:p>
      <text:p text:style-name="Horizontal_20_Line"/>
      <text:h text:style-name="Heading_20_2" text:outline-level="2"><text:soft-page-break/>Beispielabfragen (zeigen den Nutzen der Normalisierung)</text:h>
      <text:h text:style-name="Heading_20_3" text:outline-level="3">1) Alle Produkte mit <text:span text:style-name="Source_20_Text">hours_used &gt; 50000</text:span></text:h>
      <text:p text:style-name="Text_20_body"><text:span text:style-name="Source_20_Text">hours_used</text:span> ist im JSON in <text:span text:style-name="Source_20_Text">specs</text:span> enthalten. </text:p>
      <text:p text:style-name="P12"><text:span text:style-name="Source_20_Text">SELECT p.id, p.sku, p.technical_name, s.value_int AS hours_used</text:span></text:p>
      <text:p text:style-name="P19"><text:span text:style-name="Source_20_Text">FROM products p</text:span></text:p>
      <text:p text:style-name="P19"><text:span text:style-name="Source_20_Text">JOIN product_spec_kv s</text:span></text:p>
      <text:p text:style-name="P19"><text:span text:style-name="Source_20_Text"><text:s text:c="2"/>ON s.product_id = p.id AND s.spec_key = 'hours_used'</text:span></text:p>
      <text:p text:style-name="P13"><text:span text:style-name="Source_20_Text">WHERE s.value_int &gt; 50000;</text:span></text:p>
      <text:h text:style-name="Heading_20_3" text:outline-level="3">2) Bucket-Wheel Excavators und deren Durchsatz (<text:span text:style-name="Source_20_Text">throughput_tph</text:span>)</text:h>
      <text:p text:style-name="Text_20_body">Im JSON: <text:span text:style-name="Source_20_Text">machine_type = "Bucket-Wheel Excavator"</text:span> und <text:span text:style-name="Source_20_Text">throughput_tph</text:span> in <text:span text:style-name="Source_20_Text">specs</text:span>. </text:p>
      <text:p text:style-name="P12"><text:span text:style-name="Source_20_Text">SELECT p.id, p.technical_name, t.value_num AS throughput_tph</text:span></text:p>
      <text:p text:style-name="P19"><text:span text:style-name="Source_20_Text">FROM products p</text:span></text:p>
      <text:p text:style-name="P19"><text:span text:style-name="Source_20_Text">JOIN product_spec_kv mt</text:span></text:p>
      <text:p text:style-name="P19"><text:span text:style-name="Source_20_Text"><text:s text:c="2"/>ON mt.product_id = p.id AND mt.spec_key='machine_type' AND mt.value_text='Bucket-Wheel Excavator'</text:span></text:p>
      <text:p text:style-name="P19"><text:span text:style-name="Source_20_Text">JOIN product_spec_kv t</text:span></text:p>
      <text:p text:style-name="P13"><text:span text:style-name="Source_20_Text"><text:s text:c="2"/>ON t.product_id = p.id AND t.spec_key='throughput_tph';</text:span></text:p>
      <text:p text:style-name="Horizontal_20_Line"/>
      <text:h text:style-name="Heading_20_2" text:outline-level="2">Praktische Konsequenz für Deinen Java-Parser</text:h>
      <text:list text:style-name="L18">
        <text:list-item>
          <text:p text:style-name="P27">Statt eines <text:span text:style-name="Source_20_Text">ProductSpecs</text:span>-Objekts mit vielen optionalen Feldern erzeugst Du beim Parsen eine <text:span text:style-name="Source_20_Text">List&lt;ProductSpecKV&gt;</text:span>.</text:p>
        </text:list-item>
        <text:list-item>
          <text:p text:style-name="P27">Der Parser iteriert über <text:span text:style-name="Source_20_Text">specs</text:span>-Keyset und entscheidet anhand des JSON-Typs (string/number/bool/int), welches <text:span text:style-name="Source_20_Text">value_*</text:span> Feld gesetzt wird.</text:p>
        </text:list-item>
        <text:list-item>
          <text:p text:style-name="P27"><text:span text:style-name="Source_20_Text">machine_type</text:span> bleibt ein normaler Spec-Key (oder Du ziehst ihn zusätzlich als eigene Spalte in <text:span text:style-name="Source_20_Text">products</text:span> hoch; im JSON steht er unter <text:span text:style-name="Source_20_Text">specs.machine_type</text:span>). </text:p>
        </text:list-item>
      </text:list>
      <text:p text:style-name="Text_20_body">Wenn Du möchtest, kann ich Dir als nächstes auch eine konkrete Migrationsstrategie skizzieren: <text:span text:style-name="Strong_20_Emphasis">wie Du aus der „wide table“-Variante automatisiert in </text:span><text:span text:style-name="Strong_20_Emphasis"><text:span text:style-name="Source_20_Text">product_spec_kv</text:span></text:span><text:span text:style-name="Strong_20_Emphasis"> überführst</text:span> (SQL + Java-ETL-Logik), inklusive Einheiten-Ableitung aus Suffixen wie <text:span text:style-name="Source_20_Text">_m</text:span>, <text:span text:style-name="Source_20_Text">_mm</text:span>, <text:span text:style-name="Source_20_Text">_kw</text:span>, <text:span text:style-name="Source_20_Text">_m3</text:span>, <text:span text:style-name="Source_20_Text">_tph</text:span>, <text:span text:style-name="Source_20_Text">_t</text:span>.</text:p>
      <text:section text:style-name="Sect1" text:name="thread-bottom-container">
        <text:p text:style-name="P2"/>
      </text:section>
      <text:section text:style-name="Sect1" text:name="prompt-textarea">
        <text:p text:style-name="P2"/>
      </text:section>
      <text:section text:style-name="Sect1" text:name="Bereich1">
        <text:p text:style-name="P2"><text:bookmark text:name="thread"/></text:p>
        <text:section text:style-name="Sect1" text:name="Bereich2">
          <text:p text:style-name="P2"><text:bookmark text:name="thread-bottom-container"/></text:p>
          <text:section text:style-name="Sect1" text:name="thread-bottom">
            <text:p text:style-name="P2"/>
          </text:section>
          <text:p text:style-name="P5">ChatGPT kann Fehler machen. Überprüfe wichtige Informationen. Siehe Cookie-Voreinstellungen.</text:p>
        </text:section>
      </text:section>
      <text:section text:style-name="Sect1" text:name="live-region-assertive">
        <text:p text:style-name="P2"/>
      </text:section>
      <text:section text:style-name="Sect1" text:name="live-region-polite">
        <text:p text:style-name="P2"><text:soft-page-break/></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chapter">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1" style:font-family-asian="NSimSu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Heading_20_6" style:display-name="Heading 6" style:family="paragraph" style:parent-style-name="Heading" style:next-style-name="Text_20_body" style:default-outline-level="6" style:list-style-name="" style:class="chapter">
      <style:paragraph-properties fo:margin-top="0.106cm" fo:margin-bottom="0.106cm" style:contextual-spacing="false"/>
      <style:text-properties style:font-name="Liberation Serif" fo:font-family="'Liberation Serif'" style:font-family-generic="roman" style:font-pitch="variable" fo:font-size="7pt" fo:font-weight="bold" style:font-name-asian="NSimSun1" style:font-family-asian="NSimSun" style:font-family-generic-asian="system" style:font-pitch-asian="variable" style:font-size-asian="7pt" style:font-weight-asian="bold" style:font-name-complex="Arial1" style:font-family-complex="Arial" style:font-family-generic-complex="system" style:font-pitch-complex="variable" style:font-size-complex="7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6-01-09T20:03:02.132620100</meta:creation-date>
    <dc:date>2026-01-09T20:04:05.305237400</dc:date>
    <meta:editing-duration>PT1M3S</meta:editing-duration>
    <meta:editing-cycles>1</meta:editing-cycles>
    <meta:document-statistic meta:table-count="0" meta:image-count="0" meta:object-count="0" meta:page-count="9" meta:paragraph-count="278" meta:word-count="1699" meta:character-count="14832" meta:non-whitespace-character-count="12382"/>
    <meta:generator>LibreOffice/25.8.4.2$Windows_X86_64 LibreOffice_project/290daaa01b999472f0c7a3890eb6a550fd74c6df</meta:generator>
  </office:meta>
</office:document-meta>
</file>